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6371000" calcext:value-type="float">
            <text:p>637100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[.B1]*PI()/[.A3]" office:value-type="float" office:value="400301.735920411" calcext:value-type="float">
            <text:p>400301,735920411</text:p>
          </table:table-cell>
          <table:table-cell table:formula="of:=360/[.B3]" office:value-type="float" office:value="0.000899321605918731" calcext:value-type="float">
            <text:p>0,000899</text:p>
          </table:table-cell>
          <table:table-cell/>
          <table:table-cell office:value-type="string" calcext:value-type="string">
            <text:p>n/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360*[.A4]/2/[.B1]/PI()" office:value-type="float" office:value="0.000899321605918731" calcext:value-type="float">
            <text:p>0,000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i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[.B1]*PI()*COS([.D6]*PI()/180)/[.A6]" office:value-type="float" office:value="267854.143282928" calcext:value-type="float">
            <text:p>267854,143282928</text:p>
          </table:table-cell>
          <table:table-cell table:formula="of:=360/[.B6]" office:value-type="float" office:value="0.00134401505083212" calcext:value-type="float">
            <text:p>0,0013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/w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[.B1]*PI()*COS([.D7]*PI()/180)/[.A7]" office:value-type="float" office:value="257308.995985654" calcext:value-type="float">
            <text:p>257308,995985654</text:p>
          </table:table-cell>
          <table:table-cell table:formula="of:=360/[.B7]" office:value-type="float" office:value="0.00139909605033814" calcext:value-type="float">
            <text:p>0,00139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360*[.A8]/2/[.B1]/PI()/COS([.D8]*PI()/180)" office:value-type="float" office:value="0.00139909605033814" calcext:value-type="float">
            <text:p>0,00139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9:20:57.577000000</meta:creation-date>
    <dc:date>2024-09-23T20:19:25.105000000</dc:date>
    <meta:editing-duration>PT58M28S</meta:editing-duration>
    <meta:editing-cycles>1</meta:editing-cycles>
    <meta:document-statistic meta:table-count="1" meta:cell-count="23" meta:object-count="0"/>
    <meta:generator>LibreOffice/7.4.7.2$Windows_X86_64 LibreOffice_project/723314e595e8007d3cf785c16538505a1c878ca5</meta:generator>
  </office:meta>
</office:document-meta>
</file>